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1.17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weight-asian="normal"/>
    </style:style>
    <style:style style:name="P4" style:family="paragraph">
      <style:text-properties fo:font-size="22pt" style:font-weight-asian="normal"/>
    </style:style>
    <style:style style:name="P5" style:family="paragraph">
      <style:text-properties fo:font-size="18pt" style:font-weight-asian="normal"/>
    </style:style>
    <style:style style:name="T1" style:family="text">
      <style:text-properties fo:font-size="24pt"/>
    </style:style>
    <style:style style:name="T2" style:family="text">
      <style:text-properties fo:font-size="18pt" style:font-size-asian="32pt" style:font-weight-asian="normal" style:font-size-complex="32pt"/>
    </style:style>
    <style:style style:name="T3" style:family="text">
      <style:text-properties fo:font-size="24pt" style:font-size-asian="32pt" style:font-weight-asian="normal" style:font-size-complex="32pt"/>
    </style:style>
    <style:style style:name="T4" style:family="text">
      <style:text-properties fo:font-size="16pt" style:font-size-asian="32pt" style:font-weight-asian="normal" style:font-size-complex="32pt"/>
    </style:style>
    <style:style style:name="T5" style:family="text">
      <style:text-properties fo:font-size="26pt" style:font-weight-asian="normal"/>
    </style:style>
    <style:style style:name="T6" style:family="text">
      <style:text-properties fo:font-size="22pt" style:font-weight-asian="normal"/>
    </style:style>
    <style:style style:name="T7" style:family="text">
      <style:text-properties fo:font-size="22pt" fo:font-weight="bold" style:font-weight-asian="bold" style:font-weight-complex="bold"/>
    </style:style>
    <style:style style:name="T8" style:family="text">
      <style:text-properties fo:font-size="18pt" style:font-weight-asian="normal"/>
    </style:style>
    <style:style style:name="T9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schoolRISCV + ASCII</text:span></text:p>
            <text:p><text:span text:style-name="T1"/></text:p>
            <text:p><text:span text:style-name="T2"><text:a xlink:href="https://github.com/DigitalDesignSchool/ce2020labs/tree/master/day_9" xlink:type="simple">https://github.com/DigitalDesignSchool/ce2020labs/tree/master/day_9</text:a></text:span></text:p>
            <text:p><text:span text:style-name="T3"/></text:p>
            <text:p><text:span text:style-name="T2"/></text:p>
            <text:p><text:span text:style-name="T2"/></text:p>
            <text:p><text:span text:style-name="T4">Dmitry Smekhov, 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5">Цели лабораторной работы</text:span></text:p>
          </draw:text-box>
        </draw:frame>
        <draw:frame presentation:style-name="pr5" draw:text-style-name="P4" draw:layer="layout" svg:width="25.199cm" svg:height="9.219cm" svg:x="1.4cm" svg:y="3.6cm" presentation:class="outline" presentation:user-transformed="true">
          <draw:text-box>
            <text:list text:style-name="L2">
              <text:list-header>
                <text:p><text:span text:style-name="T6">Подключить schoolRISCV к VGA с использованием алфавитно-цифрового дисплея</text:span></text:p>
                <text:p><text:span text:style-name="T6"/></text:p>
                <text:p><text:span text:style-name="T6">Используется интерфейс из лабораторной работы </text:span><text:span text:style-name="T7">day_4</text:span></text:p>
                <text:p><text:span text:style-name="T7"/></text:p>
              </text:list-header>
              <text:list-item>
                <text:p><text:span text:style-name="T6">Изменить контроллер для работы в режиме 1024x768</text:span></text:p>
              </text:list-item>
              <text:list-item>
                <text:p><text:span text:style-name="T6">Создать компонент видеопамяти</text:span></text:p>
              </text:list-item>
              <text:list-item>
                <text:p><text:span text:style-name="T6">Создать программу пример</text:span></text:p>
              </text:list-item>
              <text:list-item>
                <text:p><text:span text:style-name="T6">Проверить работу на плате</text:span></text:p>
              </text:list-item>
              <text:list-item>
                <text:p><text:span text:style-name="T6">Проверить работу на модел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5">Два способа — графический и алфавитно-цифровой</text:span></text:p>
          </draw:text-box>
        </draw:frame>
        <draw:frame presentation:style-name="pr5" draw:text-style-name="P5" draw:layer="layout" svg:width="19.2cm" svg:height="9.6cm" svg:x="4cm" svg:y="3.4cm" presentation:class="outline" presentation:user-transformed="true">
          <draw:text-box>
            <text:list text:style-name="L2">
              <text:list-item>
                <text:p><text:span text:style-name="T8">графический — видеопамять хранит значение для каждого пикселя</text:span></text:p>
                <text:p><text:span text:style-name="T8"/></text:p>
              </text:list-item>
              <text:list-item>
                <text:p><text:span text:style-name="T8">алфавитно-цифровой — видеопамять хранит коды символов</text:span></text:p>
                <text:p><text:span text:style-name="T8"/></text:p>
                <text:p><text:span text:style-name="T8"/></text:p>
                <text:p><text:span text:style-name="T8">Главное достоинство алфавитно-цифрового режима это низкие требования к размеру видеопамяти и количеству операций с видеопамятью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5">Видеопамять для schoolRISCKV</text:span></text:p>
          </draw:text-box>
        </draw:frame>
        <draw:frame presentation:style-name="pr5" draw:text-style-name="P5" draw:layer="layout" svg:width="20.2cm" svg:height="11.8cm" svg:x="4.4cm" svg:y="2.6cm" presentation:class="outline" presentation:user-transformed="true">
          <draw:text-box>
            <text:list text:style-name="L2">
              <text:list-header>
                <text:p><text:span text:style-name="T8">Компонент </text:span><text:span text:style-name="T9">video_memory </text:span></text:p>
                <text:list>
                  <text:list-item>
                    <text:p><text:span text:style-name="T8">Число слов 4096</text:span></text:p>
                  </text:list-item>
                  <text:list-item>
                    <text:p><text:span text:style-name="T8">Разрядность 8 бит</text:span></text:p>
                  </text:list-item>
                  <text:list-item>
                    <text:p><text:span text:style-name="T8">Режим заполнения видеопамяти начальным значением</text:span></text:p>
                    <text:p><text:span text:style-name="T8"/></text:p>
                  </text:list-item>
                </text:list>
                <text:p><text:span text:style-name="T8">Компонент </text:span><text:span text:style-name="T9">text_rom</text:span></text:p>
                <text:list>
                  <text:list-item>
                    <text:p><text:span text:style-name="T8">Текстуры 8x8 для символов ASCII, некоторые символы пропущены</text:span></text:p>
                    <text:p><text:span text:style-name="T8"/></text:p>
                    <text:p><text:span text:style-name="T8">Компонент text_rom взят из проекта на GitHub:</text:span></text:p>
                    <text:p><text:span text:style-name="T8"><text:a xlink:href="https://github.com/PacktPublishing/Learn-FPGA-Programming/tree/master/CH1" xlink:type="simple">https://github.com/PacktPublishing/Learn-FPGA-Programming/tree/master/CH1</text:a></text:span></text:p>
                    <text:p><text:span text:style-name="T8"/></text:p>
                    <text:p><text:span text:style-name="T8">Это проект для очень интересной книги:</text:span></text:p>
                    <text:p><text:span text:style-name="T9">Frank Bruno <text:s text:c="3"/>«FPGA Programming for Beginners»</text:span></text:p>
                    <text:p><text:span text:style-name="T8"/></text:p>
                    <text:p><text:span text:style-name="T8">ISBN 978-1-78980-541-3</text:span></text:p>
                    <text:p><text:span text:style-name="T8"><text:a xlink:href="http://www.packt.com/" xlink:type="simple">www.packt.com</text:a></text:span></text:p>
                    <text:p><text:span text:style-name="T8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5">Режим отображения</text:span></text:p>
          </draw:text-box>
        </draw:frame>
        <draw:frame presentation:style-name="pr5" draw:text-style-name="P5" draw:layer="layout" svg:width="20cm" svg:height="10.219cm" svg:x="4cm" svg:y="2.8cm" presentation:class="outline" presentation:user-transformed="true">
          <draw:text-box>
            <text:list text:style-name="L2">
              <text:list-header>
                <text:p><text:span text:style-name="T8">Режим отображения:</text:span></text:p>
                <text:list>
                  <text:list-item>
                    <text:p><text:span text:style-name="T8">SVGA: <text:s/>1024x768 <text:s/>@60Гц</text:span></text:p>
                  </text:list-item>
                  <text:list-item>
                    <text:p><text:span text:style-name="T8">Память текстур: 8x8</text:span></text:p>
                  </text:list-item>
                  <text:list-item>
                    <text:p><text:span text:style-name="T8">Символ: 16x16 <text:s/>(удваивается по вертикали и горизонтали)</text:span></text:p>
                  </text:list-item>
                  <text:list-item>
                    <text:p><text:span text:style-name="T8">Дисплей: 64x48 символов</text:span></text:p>
                  </text:list-item>
                  <text:list-item>
                    <text:p><text:span text:style-name="T8">Частота процессора и видеопамяти: 65 МГц</text:span></text:p>
                  </text:list-item>
                </text:list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5">Шаги лабораторной работы</text:span></text:p>
          </draw:text-box>
        </draw:frame>
        <draw:frame presentation:style-name="pr5" draw:text-style-name="P5" draw:layer="layout" svg:width="24.2cm" svg:height="7.219cm" svg:x="2cm" svg:y="3.381cm" presentation:class="outline" presentation:user-transformed="true">
          <draw:text-box>
            <text:list text:style-name="L2">
              <text:list-header>
                <text:p><text:span text:style-name="T8">Step 1 — отображение символа «2»</text:span></text:p>
                <text:p><text:span text:style-name="T8">Step 2 — заполнение видеопамяти начальным значением</text:span></text:p>
                <text:p><text:span text:style-name="T8">Step 3 — Вывод </text:span><text:span text:style-name="T9">«Hello World!»</text:span></text:p>
                <text:p><text:span text:style-name="T8">Step 4 — Моделирование проекта</text:span></text:p>
                <text:p><text:span text:style-name="T8"/></text:p>
                <text:p><text:span text:style-name="T8">Домашнее задание — добавить запятую в строчку </text:span><text:span text:style-name="T9">«Hello,World!»</text:span></text:p>
                <text:p><text:span text:style-name="T8"/></text:p>
                <text:p><text:span text:style-name="T8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textarea-vertical-align="top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2T13:39:01.699759688</meta:creation-date>
    <dc:date>2022-04-16T11:05:58.817287437</dc:date>
    <meta:editing-duration>PT5H51M5S</meta:editing-duration>
    <meta:editing-cycles>15</meta:editing-cycles>
    <meta:generator>LibreOffice/5.3.6.1$Linux_X86_64 LibreOffice_project/30$Build-1</meta:generator>
    <meta:document-statistic meta:object-count="45"/>
  </office:meta>
</office:document-meta>
</file>